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Microsoft PhagsPa" svg:font-family="'Microsoft PhagsPa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2109" officeooo:paragraph-rsid="000a2109" style:font-weight-asian="bold" style:font-weight-complex="bold"/>
    </style:style>
    <style:style style:name="P2" style:family="paragraph" style:parent-style-name="Standard">
      <style:text-properties style:font-name="Microsoft PhagsPa" fo:font-weight="bold" officeooo:rsid="000a2109" officeooo:paragraph-rsid="000a2109" style:font-weight-asian="bold" style:font-weight-complex="bold"/>
    </style:style>
    <style:style style:name="P3" style:family="paragraph" style:parent-style-name="Standard">
      <style:text-properties style:font-name="Microsoft PhagsPa" fo:font-weight="bold" officeooo:rsid="000a232e" officeooo:paragraph-rsid="000a232e" style:font-weight-asian="bold" style:font-weight-complex="bold"/>
    </style:style>
    <style:style style:name="P4" style:family="paragraph" style:parent-style-name="Standard">
      <style:text-properties style:font-name="Microsoft PhagsPa" fo:font-weight="bold" officeooo:rsid="000b7f27" officeooo:paragraph-rsid="000b7f27" style:font-weight-asian="bold" style:font-weight-complex="bold"/>
    </style:style>
    <style:style style:name="P5" style:family="paragraph" style:parent-style-name="Standard">
      <style:text-properties style:font-name="Microsoft PhagsPa" fo:font-weight="normal" officeooo:rsid="000a2109" officeooo:paragraph-rsid="000a2109" style:font-weight-asian="normal" style:font-weight-complex="normal"/>
    </style:style>
    <style:style style:name="P6" style:family="paragraph" style:parent-style-name="Standard">
      <style:text-properties style:font-name="Microsoft PhagsPa" fo:font-weight="normal" officeooo:rsid="000a232e" officeooo:paragraph-rsid="000a232e" style:font-weight-asian="normal" style:font-weight-complex="normal"/>
    </style:style>
    <style:style style:name="P7" style:family="paragraph" style:parent-style-name="Standard">
      <style:text-properties style:font-name="Microsoft PhagsPa" fo:font-weight="normal" officeooo:rsid="000b7f27" officeooo:paragraph-rsid="000b7f27" style:font-weight-asian="normal" style:font-weight-complex="normal"/>
    </style:style>
    <style:style style:name="P8" style:family="paragraph" style:parent-style-name="Standard">
      <style:text-properties style:font-name="Microsoft PhagsPa" fo:font-weight="normal" officeooo:rsid="000b8c5b" officeooo:paragraph-rsid="000b8c5b" style:font-weight-asian="normal" style:font-weight-complex="normal"/>
    </style:style>
    <style:style style:name="P9" style:family="paragraph" style:parent-style-name="Standard">
      <style:text-properties style:font-name="Microsoft PhagsPa" fo:font-weight="normal" officeooo:rsid="0010f66f" officeooo:paragraph-rsid="0010f66f" style:font-weight-asian="normal" style:font-weight-complex="normal"/>
    </style:style>
    <style:style style:name="P10" style:family="paragraph" style:parent-style-name="Standard">
      <style:text-properties style:font-name="Microsoft PhagsPa" fo:font-weight="normal" officeooo:rsid="0011054d" officeooo:paragraph-rsid="0011054d" style:font-weight-asian="normal" style:font-weight-complex="normal"/>
    </style:style>
    <style:style style:name="P11" style:family="paragraph" style:parent-style-name="Standard">
      <style:text-properties style:font-name="Microsoft PhagsPa" fo:font-weight="normal" officeooo:rsid="000b7f27" officeooo:paragraph-rsid="000b7f27" style:font-weight-asian="normal" style:font-weight-complex="normal"/>
    </style:style>
    <style:style style:name="T1" style:family="text">
      <style:text-properties officeooo:rsid="000a23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f66f"/>
    </style:style>
    <style:style style:name="T4" style:family="text">
      <style:text-properties officeooo:rsid="001e1fc6"/>
    </style:style>
    <style:style style:name="T5" style:family="text">
      <style:text-properties officeooo:rsid="002039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IVI UN PROGRAMMA IN ASSEMBLY CHE PERMETTA DI STAMPARE I DIVISORI DI UN NUMERO INSERITO DALL’ UTENTE</text:p>
      <text:p text:style-name="P1"/>
      <text:p text:style-name="P2">Come fare <text:s/>?</text:p>
      <text:p text:style-name="P5">In qualsiasi linguaggio di programmazione ( non qua ) basterebbe fare semplicemente una lettura di input da tastiera di un numero, dopo fare un ciclo for da indice 1 a indice n , che se <text:s/>il numero è divisibile per l’indice , allora stampo il numero . <text:s/>Così semplicemente . <text:span text:style-name="T1">Inoltre potremmo fare un do while che fa ripetere l’ inserimento fin che non è un numero. Per fare la verifica dell’ input o fare come ho fatto nel programma Assembly un semplice if che verifica che quello che ho inserito è un numero .Se si entra nel ciclo, se no il programma chiude e segnala un errore.</text:span></text:p>
      <text:p text:style-name="P5"/>
      <text:p text:style-name="P6"><text:span text:style-name="T2">Problemi?</text:span><text:line-break/>In assembly invece prendere in input un numero, sopratutto a più cifre è molto più complesso, ma abbiamo una funzione apposita che ce lo permette di fare . <text:line-break/>Anche stampare i vari indici , se a più cifre, è più complesso, ma inseriremo una funzione che ce lo permetta di fare. <text:line-break/>Per il resto altri grossi problemi non ci sono , bisogna stare attenti ai registri in cui si salvano i risultati delle <text:s/>operazioni, e quali operandi dare ad esse e basta.</text:p>
      <text:p text:style-name="P6"/>
      <text:p text:style-name="P3">Di quali dati devo tenere in considerazione? </text:p>
      <text:p text:style-name="P6">Abbiamo bisogno di una variabile non inizializzata in cui salvare il numero. Una strinsga per spiegare cosa fa il programma e dare un prompt all’ utente .</text:p>
      <text:p text:style-name="P6">Da qualche parte dobbiamo tenere salvato 10 , il numero che ci permette di fare l’ input e l’ output di più cifre di numero . Una variabile temporanea per la funzione e un messaggio di errore nel caso non va tutto a buon fine. <text:line-break/>Inoltre serve che da qualche parte teniamo l’ indice del ciclo, che noi mettiamo in un registro.</text:p>
      <text:p text:style-name="P4">Come funziona il programma?</text:p>
      <text:p text:style-name="P7">Il programma inizia con un prompt per far ottenere l ‘ input <text:s/>da tastiera del numero .</text:p>
      <text:p text:style-name="P7">L’ input avviene attraverso la funzione leggi, che <text:s/>fa la lettura da tastiera, e verifica se ho inserito invio, per capire se ho finito la lettura.</text:p>
      <text:p text:style-name="P7">Subito inserita la singola cifra, il programma verifica se ho inserito qualcosa di non consentito :un meno per un numero negativo, <text:s/>un qualsiasi altro carattere non numero … Se viene inserito, la funzione finisce e returna -1. </text:p>
      <text:p text:style-name="P8">Altrimenti continua a far inserire , e poi restituirà il numero inserito.</text:p>
      <text:p text:style-name="P8">A questo punto verifico il risultato della funzione.</text:p>
      <text:p text:style-name="P8">Se era -1, stampo un messaggio di errore, <text:s/><text:span text:style-name="T5">e faccio ripetere tutto, </text:span>altrimenti entra nel ciclo che va da 1 a n, il nostro for.</text:p>
      <text:p text:style-name="P8">Viene fatta la divisone del numero per l’ indice . </text:p>
      <text:p text:style-name="P8">E verifica che il risultato sia 0. <text:span text:style-name="T4">In quel caso , l’ indice dovrà essere stampato.</text:span></text:p>
      <text:p text:style-name="P8">Se il risultato non è 0 , non succede <text:span text:style-name="T3">nulla <text:s/>. </text:span></text:p>
      <text:p text:style-name="P9">Per la stampa <text:s/>è molto simile alla funzione per <text:s/>inserire. </text:p>
      <text:p text:style-name="P9">Moltiplica per 10 e aggiunge l’ ultima cifra.</text:p>
      <text:p text:style-name="P9"/>
      <text:p text:style-name="P10">Una volta che l’ indice sarà n il ciclo termina <text:s/>(è la prima verifica fatta dentro il ciclo) E avrà stampato tutti i divisori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Microsoft PhagsPa" svg:font-family="'Microsoft PhagsPa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2T18:54:14.034000000</dc:date>
    <meta:editing-duration>PT25M17S</meta:editing-duration>
    <meta:editing-cycles>11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20" meta:word-count="515" meta:character-count="2819" meta:non-whitespace-character-count="2304"/>
  </office:meta>
</office:document-meta>
</file>